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style:font-name-asian="Times New Roman2" style:font-weight-asian="bold" style:font-name-complex="Times New Roman2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margin-top="0in" fo:margin-bottom="0.139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5">
      <style:paragraph-properties fo:margin-left="0.7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5">
      <style:paragraph-properties fo:margin-left="0.75in" fo:margin-right="0in" fo:margin-top="0in" fo:margin-bottom="0.139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6">
      <style:paragraph-properties fo:margin-left="1.9374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1.9374in" fo:margin-right="0in" fo:margin-top="0in" fo:margin-bottom="0.139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5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16" style:family="paragraph" style:parent-style-name="Standard">
      <style:paragraph-properties fo:margin-left="0.4925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0.4957in" fo:margin-right="0in" fo:margin-top="0in" fo:margin-bottom="0in" loext:contextual-spacing="false" fo:line-height="115%" fo:text-align="justify" style:justify-single-word="false" fo:keep-together="auto" fo:orphans="2" fo:widows="2" fo:text-indent="-0.248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5in" fo:margin-right="0in" fo:margin-top="0in" fo:margin-bottom="0.139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3" style:family="text">
      <style:text-properties style:font-name="Times New Roman" style:font-name-asian="Times New Roman2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Times New Roman2" style:font-name-complex="Times New Roman2"/>
    </style:style>
    <style:style style:name="T5" style:family="text">
      <style:text-properties style:font-name="Times New Roman" fo:font-weight="bold" style:font-name-asian="Times New Roman2" style:font-weight-asian="bold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2" style:font-size-asian="11pt" style:font-style-asian="normal" style:font-weight-asian="bold" style:font-name-complex="Times New Roman2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2" style:font-size-asian="9pt" style:font-style-asian="normal" style:font-weight-asian="normal" style:font-name-complex="Times New Roman2" style:font-size-complex="9pt"/>
    </style:style>
    <style:style style:name="Sect1" style:family="section">
      <style:section-properties style:editable="false">
        <style:columns fo:column-count="3">
          <style:column style:rel-width="21074*" fo:start-indent="0in" fo:end-indent="0.2457in"/>
          <style:column style:rel-width="23384*" fo:start-indent="0.2457in" fo:end-indent="0.2457in"/>
          <style:column style:rel-width="21077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Stredoveká literatúra</text:span></text:p>
      <text:p text:style-name="P1"><text:span text:style-name="T2">5. – 15. stor.</text:span></text:p>
      <text:p text:style-name="P2"><text:span text:style-name="T3">- odrážala </text:span><text:span text:style-name="T4">feudálny</text:span><text:span text:style-name="T3"> spôsob života a</text:span><text:span text:style-name="T4"> náboženský</text:span><text:span text:style-name="T3"> svetonázor</text:span></text:p>
      <text:p text:style-name="P2"><text:span text:style-name="T5">Heslo: „Ora et labora.“</text:span><text:span text:style-name="T3"> = „Modli sa a pracuj.“</text:span></text:p>
      <text:p text:style-name="P2"><text:span text:style-name="T5">Znaky: </text:span></text:p>
      <text:list xml:id="list1784840512" text:style-name="WWNum4">
        <text:list-item>
          <text:p text:style-name="P4"><text:bookmark text:name="_gjdgxs"/><text:span text:style-name="T6">Imitácia</text:span><text:span text:style-name="T7"> = napodobňovanie Biblie (Biblia sa stala najdôležitejšou lit. autoritou, autori ju napodobňovali v obsahu i vo forme, citovali z nej.)</text:span></text:p>
        </text:list-item>
        <text:list-item>
          <text:p text:style-name="P4"><text:span text:style-name="T6">Trancendentálnosť</text:span><text:span text:style-name="T7"> = obracanie pozornosti k Bohu</text:span></text:p>
        </text:list-item>
        <text:list-item>
          <text:p text:style-name="P4"><text:span text:style-name="T6">Anonymita</text:span><text:span text:style-name="T7"> – častá anonymita diel; stráca sa až vynájdením kníhtlače </text:span><text:span text:style-name="T8">J. Guttenbergom – 1455 - tlač Biblie; </text:span><text:span text:style-name="T7">knihy do r. 1500 - IKUNÁBULY (prvotlače) </text:span></text:p>
        </text:list-item>
        <text:list-item>
          <text:p text:style-name="P4"><text:span text:style-name="T6">Synkretizmus</text:span><text:span text:style-name="T7"> = kríženie lit. druhov; zmiešavanie funkcií, splýva umelecká a vecná literatúra</text:span></text:p>
        </text:list-item>
        <text:list-item>
          <text:p text:style-name="P4"><text:span text:style-name="T6">Ornamentálnosť</text:span><text:span text:style-name="T7"> = kvetnatosť, ozdobnosť; využívanie trópov a figúr</text:span></text:p>
        </text:list-item>
      </text:list>
      <text:list xml:id="list447183581" text:style-name="WWNum5">
        <text:list-item>
          <text:p text:style-name="P9"><text:span text:style-name="T7">okrem útvarov ústnej ľudovej slovesnosti boli aj rôzne umelé básnické formy určené na hlasné čítanie a spievanie → </text:span><text:span text:style-name="T8">rétorický štýl </text:span><text:span text:style-name="T7">(alegória, symbolika, obraznosť)</text:span></text:p>
        </text:list-item>
      </text:list>
      <text:list xml:id="list52927800151953" text:continue-list="list1784840512" text:style-name="WWNum4">
        <text:list-item>
          <text:p text:style-name="P4"><text:span text:style-name="T6">Topika</text:span><text:span text:style-name="T7"> = používanie topických (= ustálených, zaužívaných, ošúchaných) <text:s/>prostriedkov </text:span></text:p>
        </text:list-item>
        <text:list-item>
          <text:p text:style-name="P4"><text:span text:style-name="T6">Univerzálny jazyk</text:span><text:span text:style-name="T7"> – latinčina</text:span></text:p>
        </text:list-item>
        <text:list-item>
          <text:p text:style-name="P4"><text:span text:style-name="T6">Hrdina (literárny)</text:span><text:span text:style-name="T7"> – </text:span><text:span text:style-name="T8">idealizovaný a typizovaný</text:span><text:span text:style-name="T7"> </text:span></text:p>
        </text:list-item>
      </text:list>
      <text:list xml:id="list3115037444" text:style-name="WWNum6">
        <text:list-item>
          <text:p text:style-name="P11"><text:span text:style-name="T7">zväčša </text:span><text:span text:style-name="T6">rytier, svätec</text:span><text:span text:style-name="T7">, mních, pustovník</text:span></text:p>
        </text:list-item>
        <text:list-item>
          <text:p text:style-name="P11"><text:span text:style-name="T6">typické vlastnosti rytiera</text:span><text:span text:style-name="T7">: čestnosť, odvaha, ochrana žien</text:span></text:p>
        </text:list-item>
        <text:list-item>
          <text:p text:style-name="P11"><text:span text:style-name="T6">typické vlastnosti svätca</text:span><text:span text:style-name="T7"> – sila viery, askéza, odvaha, múdrosť</text:span></text:p>
        </text:list-item>
      </text:list>
      <text:p text:style-name="P12"><text:span text:style-name="T6"><text:s text:c="42"/>- svätec</text:span><text:span text:style-name="T7"> je vždy kladná postava, oddaná Bohu, často <text:s text:c="2"/>ochotný trpieť alebo zomrieť za svoju vieru, žije </text:span><text:span text:style-name="T9">asketicky</text:span><text:span text:style-name="T7"> (asketizmus = odriekavanie)</text:span></text:p>
      <text:p text:style-name="P2"><text:span text:style-name="T3">LITERATÚRU DELÍME NA: </text:span></text:p>
      <text:section text:style-name="Sect1" text:name="TextSection">
        <text:p text:style-name="P2"><text:span text:style-name="T3"><text:s/></text:span><text:span text:style-name="T5">1. Feudálna náboženská lit.</text:span></text:p>
        <text:p text:style-name="P2"><text:span text:style-name="T5"><text:s/>2. Feudálna svetská lit.</text:span></text:p>
        <text:p text:style-name="P2"><text:span text:style-name="T5"><text:s/>3. Mestská svetská lit.</text:span></text:p>
      </text:section>
      <text:section text:style-name="Sect2" text:name="Section1">
        <text:p text:style-name="P3"/>
        <text:p text:style-name="P2"><text:span text:style-name="T5">FEUDÁLNA NÁBOŽENSKÁ LITERATÚRA:</text:span></text:p>
        <text:list xml:id="list52927532166385" text:continue-list="list447183581" text:style-name="WWNum5">
          <text:list-item>
            <text:p text:style-name="P9"><text:span text:style-name="T7">vznikala v cirkevnom prostredí</text:span></text:p>
          </text:list-item>
          <text:list-item>
            <text:p text:style-name="P10"><text:soft-page-break/><text:span text:style-name="T7">ústrednou postavou je zväčša svätec, ktorý predstavuje náboženské cnosti</text:span></text:p>
          </text:list-item>
        </text:list>
        <text:p text:style-name="P14"><text:span text:style-name="T5">Žánre: a) PIESNE, BÁSNE, MODLITBY</text:span></text:p>
        <text:p text:style-name="P14"><text:span text:style-name="T5"><text:s text:c="12"/>b)</text:span><text:span text:style-name="T3"> </text:span><text:span text:style-name="T5">KÁZNE</text:span><text:span text:style-name="T3"> (obsahom je nadväznosť na nejakú udalosť zo života svätca; úlohou je aj poučiť)</text:span></text:p>
        <text:p text:style-name="P14"><text:span text:style-name="T5"><text:s text:c="12"/>c) LEGENDY</text:span><text:span text:style-name="T3"> - krátky epický žáner; nie je veršovaná; svätec postupuje mučenícky život, žije asketickým </text:span></text:p>
        <text:p text:style-name="P14"><text:span text:style-name="T3"><text:s text:c="36"/>spôsobom života</text:span></text:p>
        <text:p text:style-name="P14"><text:span text:style-name="T3"><text:s text:c="35"/>- zázračné prvky sa tu miešajú s bibliografickými prvkami, obsahujú citáty z biblie</text:span></text:p>
        <text:p text:style-name="P14"><text:span text:style-name="T5"><text:s text:c="12"/>d) HAGIOGRAFIA</text:span><text:span text:style-name="T3"> - životopis svätých</text:span></text:p>
        <text:p text:style-name="P14"><text:span text:style-name="T3"><text:s text:c="12"/></text:span><text:span text:style-name="T5">e) EXEMPLÁ</text:span><text:span text:style-name="T3"> <text:s/>- (exemplum = príklad), súčasť kázní o dobrých a zlých vlastnostiach ľudí</text:span></text:p>
        <text:p text:style-name="P14"><text:span text:style-name="T3"><text:s text:c="37"/>- majú zábavnú funkciu na odľahčenie vážnych tém</text:span></text:p>
        <text:p text:style-name="P14"><text:span text:style-name="T4">Najznámejšie zachované legendy</text:span><text:span text:style-name="T3">: <text:s/></text:span><text:span text:style-name="T5">Zlatá legenda </text:span><text:span text:style-name="T3">(= Legenda aurea)</text:span><text:span text:style-name="T5"> – Jakub de Voragine</text:span></text:p>
        <text:p text:style-name="P14"><text:span text:style-name="T5"><text:s text:c="55"/>Rímske príbehy </text:span><text:span text:style-name="T3">= Gesta Romanorum</text:span><text:span text:style-name="T5"> (anonymná zbierka exempiel)</text:span></text:p>
        <text:p text:style-name="P2"><text:span text:style-name="T5">FEUDÁLNA SVETSKÁ LITERATÚRA </text:span></text:p>
        <text:list xml:id="list52927961990048" text:continue-numbering="true" text:style-name="WWNum5">
          <text:list-item>
            <text:p text:style-name="P9"><text:span text:style-name="T7">hlavným lit. druhom bola </text:span><text:span text:style-name="T8">hrdinská veršovaná epika</text:span></text:p>
          </text:list-item>
          <text:list-item>
            <text:p text:style-name="P9"><text:span text:style-name="T7">najobľúbenejšou žánrovou formou boli </text:span><text:span text:style-name="T8">eposy (rytiersky epos)</text:span><text:span text:style-name="T7"> a romanca</text:span></text:p>
          </text:list-item>
          <text:list-item>
            <text:p text:style-name="P10"><text:span text:style-name="T7">ústrednou postavou je </text:span><text:span text:style-name="T8">zidealizovaná postava rytiera</text:span><text:span text:style-name="T7">, bojovníka, šľachtica, ktorý sa vyznačoval rytierskymi cnosťami (statočnosť, čestnosť, ochrana žien, oddanosť panovníkovi)</text:span></text:p>
          </text:list-item>
        </text:list>
        <text:p text:style-name="P14"><text:span text:style-name="T4">Hrdinské eposy: </text:span><text:span text:style-name="T5"><text:s/></text:span><text:span text:style-name="T4">Francúzska lit</text:span><text:span text:style-name="T3">. – </text:span><text:span text:style-name="T5">PIESEŇ O ROLANDOVI</text:span><text:span text:style-name="T3"> (pol. 11. stor.)</text:span></text:p>
        <text:p text:style-name="P14"><text:span text:style-name="T3"><text:s text:c="27"/></text:span><text:span text:style-name="T4">Nemecká lit</text:span><text:span text:style-name="T3">. – </text:span><text:span text:style-name="T5">PIESEŇ O NIBELUNGOCH</text:span><text:span text:style-name="T3"> (12 stor.)</text:span></text:p>
        <text:p text:style-name="P14"><text:span text:style-name="T3"><text:s text:c="27"/></text:span><text:span text:style-name="T4">Ruska lit</text:span><text:span text:style-name="T3">. <text:s/>(byliny = epický <text:s/>žáner ruskej ľudovej slovesnosti o hrdinstve ruských bohatierov) <text:s text:c="2"/></text:span></text:p>
        <text:p text:style-name="P2"><text:span text:style-name="T5"><text:s text:c="47"/>– SLOVO O PLUKU IGOROVOM</text:span><text:span text:style-name="T3"> </text:span></text:p>
        <text:p text:style-name="P2"><text:span text:style-name="T5">MESTSKÁ SVETSKÁ LITERATÚRA: </text:span></text:p>
        <text:list xml:id="list52927395481621" text:continue-numbering="true" text:style-name="WWNum5">
          <text:list-item>
            <text:p text:style-name="P9"><text:span text:style-name="T7">zobrazovala každodenný život, mala zábavnú funkciu</text:span></text:p>
          </text:list-item>
          <text:list-item>
            <text:p text:style-name="P9"><text:span text:style-name="T7">krátke veršované poviedky</text:span></text:p>
          </text:list-item>
          <text:list-item>
            <text:p text:style-name="P9"><text:span text:style-name="T7">fabliaux (fablió) – satira na zlé vlastnosti kňazov</text:span></text:p>
          </text:list-item>
          <text:list-item>
            <text:p text:style-name="P9"><text:span text:style-name="T6">vagantská poézia/báseň</text:span><text:span text:style-name="T7"> – anonymná poézia, kt. tvorili od 12. stor. študenti – klerici (najvzdelanejší členovia stred. spoloč.) alebo potulní študenti – vaganti, kt. počas štúdia prechádzali z jednej európskej univerzity na druhú, aby si rozšírili jazyk. a odborné vzdelanie; cestou sa zastavovali na kráľovských dvoroch, kde zabávali prítomných svojimi básňami s témami ako: láska, alkohol, vyzdvihnutie študentského stavu</text:span></text:p>
          </text:list-item>
          <text:list-item>
            <text:p text:style-name="P9"><text:span text:style-name="T7">texty – satirické, parodické</text:span></text:p>
          </text:list-item>
          <text:list-item>
            <text:p text:style-name="P9"><text:span text:style-name="T7">najznámejšie dielo: </text:span><text:span text:style-name="T8">GAUDEAMUS IGITUR</text:span><text:span text:style-name="T7"> – stala sa študentskou hymnou</text:span></text:p>
          </text:list-item>
        </text:list>
        <text:p text:style-name="P15"><text:soft-page-break/></text:p>
        <text:p text:style-name="P16"><text:span text:style-name="T10">Stredoveká lyrika</text:span></text:p>
        <text:list xml:id="list4125162752" text:style-name="WWNum1">
          <text:list-item>
            <text:p text:style-name="P17"><text:span text:style-name="T6">hymnus/chválospev/oslavná báseň - </text:span><text:span text:style-name="T7">Proglas</text:span></text:p>
          </text:list-item>
          <text:list-item>
            <text:p text:style-name="P17"><text:span text:style-name="T6">vagantská báseň</text:span></text:p>
          </text:list-item>
          <text:list-item>
            <text:p text:style-name="P17"><text:span text:style-name="T6">villonská balada –</text:span><text:span text:style-name="T7"> spojená s básnikom Françoisom Villonom; nie je totožná s baladou</text:span></text:p>
          </text:list-item>
          <text:list-item>
            <text:p text:style-name="P5"><text:span text:style-name="T6">ľúbostná báseň (ľúbostná/dvorná lyrika) – </text:span><text:span text:style-name="T7">do svetskej stredovekej lit. patrí aj dvorná </text:span><text:span text:style-name="T12">(kurtoázna)</text:span><text:span text:style-name="T7"> lyrika; bola písaná na objednávku pre dámu srdca šľachtica alebo kráľa; prednášali ju trubadúri (potulní speváci vo Fr.; v Nem. – minnesängri) v sálach sídel za sprievodu hudobného nástroja</text:span></text:p>
          </text:list-item>
          <text:list-item>
            <text:p text:style-name="P5"><text:span text:style-name="T6">modlitba (duch. lyrika) </text:span><text:span text:style-name="T7">viazaná i neviazaná forma; rôzne podoby: (prosba, poďakovanie, oslavné texty)</text:span></text:p>
          </text:list-item>
        </text:list>
        <text:p text:style-name="P18"><text:span text:style-name="T11"><text:s text:c="37"/>-</text:span><text:span text:style-name="T6"> OTČENÁŠ alebo Modlitba Pána</text:span><text:span text:style-name="T7"> – jedna z prvých preložených v stredoveku do staroslovienčiny; zachovali sa aj </text:span><text:span text:style-name="T6">SPIŠSKÉ MODLITBY</text:span><text:span text:style-name="T7"> z r. 1480</text:span></text:p>
        <text:p text:style-name="P1"><text:span text:style-name="T1">Stredoveká literatúra na území Slovenska</text:span></text:p>
        <text:p text:style-name="P2"><text:span text:style-name="T5">2 vývinové obdobia:</text:span></text:p>
        <text:p text:style-name="P14"><text:span text:style-name="T3">1.) pokus o formovanie stredovekej lit. (800 – 1000) – </text:span><text:span text:style-name="T5">staroslovienske obdobie</text:span><text:span text:style-name="T3"> (veľkomoravské)</text:span></text:p>
        <text:p text:style-name="P2"><text:span text:style-name="T3">2.) </text:span><text:span text:style-name="T5">literatúra písaná po latinsky, česky a slovakizovanou</text:span><text:span text:style-name="T3"> češtinou (1000 – 1500) – (uhorské literárne dedičstvo</text:span></text:p>
        <text:p text:style-name="P2"><text:span text:style-name="T2">1. Veľkomoravské obdobie</text:span></text:p>
        <text:list xml:id="list1640189355" text:style-name="WWNum2">
          <text:list-item>
            <text:p text:style-name="P6"><text:span text:style-name="T7">Veľká Morava (VM) – (od 833- 907); = 1.štátny útvar západných Slovanov - spojená s panovníkmi- Mojmír, Rastislav, Svätopluk; pred jej vznikom tu boli dve kniežatstvá (Nitrianske a Moravské – Mojmír vyhnal Pribinu a spojil obe, a tak vznikla VM); jej susedom bola Východofranská ríša – tá si upevňovala svoj vplyv </text:span><text:span text:style-name="T8">latinskou</text:span><text:span text:style-name="T7"> liturgiou- (kňazi mali omše v latinčine), lenže ľud jej nerozumel, a tak RASTISLAV požiadal byzantského cisára Michala III. o vierozvestov, ktorí by priniesli ľudu písmo</text:span></text:p>
          </text:list-item>
          <text:list-item>
            <text:p text:style-name="P6"><text:span text:style-name="T7">863- príchod Konštantína a Metoda –poznali slovanské nárečie z okolia Solúna, kde žili; pred príchodom na VM zostavili 1. slovanské písmo- HLAHOLIKA (na základe malých písmen gréckej abecedy); 1.slovanský jazyk – STAROSLOVIENČINA - osud tohto jazyka bol na VM zložitý: museli slovanskú bohoslužbu obhájiť aj pred pápežom, lebo trojjazyčníci tvrdili: „Sú len tri jazyky, ktorými sa patrí v knihách sláviť Boha: hebrejský, grécky, latinský.“ </text:span></text:p>
          </text:list-item>
        </text:list>
        <text:list xml:id="list1916422714" text:style-name="WWNum3">
          <text:list-item>
            <text:p text:style-name="P7"><text:span text:style-name="T7">slovanská bohoslužba bola schválená pápežom Hadriánom II.</text:span></text:p>
          </text:list-item>
          <text:list-item>
            <text:p text:style-name="P8"><text:span text:style-name="T7">Metod sa stal arcibiskupom a Konštantín vstúpil do kláštora, kde prijal meno Cyril; v tom čase už vládne Svätopluk- podporoval franských kňazov, Metod bol uväznený a neskôr prepustený vďaka pápežovi Jánovi VIII., no v roku 885 Metod zomiera – slovanská bohoslužba bola </text:span><text:span text:style-name="T8">zakázaná, jeho žiaci odchádzajú do Bulharska, Macedónska; zostavili nové písmo – CYRILIKA </text:span><text:span text:style-name="T7">(na základe veľkých písmen gr. abecedy)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line-through-style="none" style:text-line-through-type="none" style:font-name="Times New Roman" fo:font-family="'Times New Roman'" style:font-family-generic="roman" style:font-pitch="variable" fo:font-size="11pt" style:text-underline-style="none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line-through-style="none" style:text-line-through-type="none" style:font-name="Times New Roman" fo:font-family="'Times New Roman'" style:font-family-generic="roman" style:font-pitch="variable" fo:font-size="11pt" style:text-underline-style="none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–" text:bullet-char="–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Times New Roman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5.437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5.9374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091in" fo:margin-right="0.5909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821" meta:character-count="6140" meta:non-whitespace-character-count="4972"/>
    <meta:generator>LibreOfficeDev/6.0.5.2$Linux_X86_64 LibreOffice_project/</meta:generator>
  </office:meta>
</office:document-meta>
</file>